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000000200CBF970327E85ECE1.png" manifest:media-type="image/png"/>
  <manifest:file-entry manifest:full-path="Pictures/100000010000003C0000003CE4CEF5DA66E3D0A5.png" manifest:media-type="image/png"/>
  <manifest:file-entry manifest:full-path="Pictures/100000010000002C0000002C4A3B74D7E49D80A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adornments="Regular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8.25in" fo:margin-left="-0.075in" fo:margin-top="0in" fo:margin-bottom="0in" table:align="left" style:writing-mode="lr-tb"/>
    </style:style>
    <style:style style:name="Table1.A" style:family="table-column">
      <style:table-column-properties style:column-width="6.2493in"/>
    </style:style>
    <style:style style:name="Table1.B" style:family="table-column">
      <style:table-column-properties style:column-width="2.0007in"/>
    </style:style>
    <style:style style:name="Table1.1" style:family="table-row">
      <style:table-row-properties style:min-row-height="1.3111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style:min-row-height="8.5882in" fo:keep-together="auto"/>
    </style:style>
    <style:style style:name="Table2" style:family="table">
      <style:table-properties style:width="1.7278in" fo:margin-left="0in" fo:margin-right="0.1229in" table:align="margins" style:writing-mode="lr-tb"/>
    </style:style>
    <style:style style:name="Table2.A" style:family="table-column">
      <style:table-column-properties style:column-width="0.816in" style:rel-column-width="30950*"/>
    </style:style>
    <style:style style:name="Table2.B" style:family="table-column">
      <style:table-column-properties style:column-width="0.9118in" style:rel-column-width="34585*"/>
    </style:style>
    <style:style style:name="Table2.A1" style:family="table-cell">
      <style:table-cell-properties fo:padding="0in" fo:border="none"/>
    </style:style>
    <style:style style:name="Table2" style:family="table">
      <style:table-properties style:width="1.7278in" fo:margin-left="0in" fo:margin-right="0.1229in" table:align="margins" style:writing-mode="lr-tb"/>
    </style:style>
    <style:style style:name="Table2.A" style:family="table-column">
      <style:table-column-properties style:column-width="0.816in" style:rel-column-width="30950*"/>
    </style:style>
    <style:style style:name="Table2.B" style:family="table-column">
      <style:table-column-properties style:column-width="0.9118in" style:rel-column-width="34585*"/>
    </style:style>
    <style:style style:name="Table2.A1" style:family="table-cell">
      <style:table-cell-properties fo:padding="0in" fo:border="none"/>
    </style:style>
    <style:style style:name="P1" style:family="paragraph" style:parent-style-name="Standard">
      <style:paragraph-properties fo:margin-top="0in" fo:margin-bottom="0in" style:contextual-spacing="false" fo:line-height="100%"/>
    </style:style>
    <style:style style:name="P2" style:family="paragraph" style:parent-style-name="Standard">
      <style:paragraph-properties fo:margin-top="0in" fo:margin-bottom="0in" style:contextual-spacing="false" fo:line-height="100%"/>
      <style:text-properties style:font-name="Calibri Light" fo:font-size="3pt" fo:font-style="italic" style:font-name-asian="Times New Roman1" style:font-size-asian="3pt" style:font-style-asian="italic" style:font-name-complex="Calibri Light1" style:font-size-complex="3pt" style:font-style-complex="italic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style:font-name="Calibri Light" style:font-name-asian="Times New Roman1" style:font-name-complex="Calibri Light1"/>
    </style:style>
    <style:style style:name="P4" style:family="paragraph" style:parent-style-name="Standard">
      <style:paragraph-properties fo:margin-top="0in" fo:margin-bottom="0in" style:contextual-spacing="false"/>
      <style:text-properties style:font-name="Cambria" fo:font-size="18pt" style:font-name-asian="Times New Roman1" style:font-size-asian="18pt" style:font-name-complex="Calibri Light1" style:font-size-complex="18pt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style:font-name="Cambria" fo:font-size="18pt" style:font-name-asian="Times New Roman1" style:font-size-asian="18pt" style:font-name-complex="Calibri Light1" style:font-size-complex="18pt"/>
    </style:style>
    <style:style style:name="P6" style:family="paragraph" style:parent-style-name="Standard">
      <style:paragraph-properties fo:margin-top="0in" fo:margin-bottom="0in" style:contextual-spacing="false"/>
      <style:text-properties style:font-name="Cambria" fo:font-size="12pt" style:font-name-asian="Times New Roman1" style:font-size-asian="12pt" style:font-name-complex="Calibri Light1" style:font-size-complex="12pt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style:font-name="Cambria" style:font-name-asian="Times New Roman1" style:font-name-complex="Calibri Light1"/>
    </style:style>
    <style:style style:name="P8" style:family="paragraph" style:parent-style-name="Standard">
      <style:paragraph-properties fo:margin-top="0in" fo:margin-bottom="0in" style:contextual-spacing="false"/>
      <style:text-properties fo:color="#000000" loext:opacity="100%" style:font-name="Calibri Light" fo:font-size="10pt" style:font-name-asian="Times New Roman1" style:font-size-asian="10pt" style:font-name-complex="Calibri Light1" style:font-size-complex="10pt"/>
    </style:style>
    <style:style style:name="P9" style:family="paragraph" style:parent-style-name="Standard">
      <style:paragraph-properties fo:margin-top="0in" fo:margin-bottom="0.1in" style:contextual-spacing="false"/>
      <style:text-properties fo:color="#000000" loext:opacity="100%" style:font-name="Calibri Light" fo:font-size="10pt" style:font-name-asian="Times New Roman1" style:font-size-asian="10pt" style:font-name-complex="Calibri Light1" style:font-size-complex="10pt"/>
    </style:style>
    <style:style style:name="P10" style:family="paragraph" style:parent-style-name="Standard">
      <style:paragraph-properties fo:margin-top="0in" fo:margin-bottom="0in" style:contextual-spacing="false"/>
      <style:text-properties fo:color="#000000" loext:opacity="100%" style:font-name="Calibri Light" fo:font-size="10pt" fo:font-weight="bold" style:font-name-asian="Times New Roman1" style:font-size-asian="10pt" style:font-weight-asian="bold" style:font-name-complex="Calibri Light1" style:font-size-complex="10pt" style:font-weight-complex="bold"/>
    </style:style>
    <style:style style:name="P11" style:family="paragraph" style:parent-style-name="Standard">
      <style:paragraph-properties fo:margin-top="0in" fo:margin-bottom="0in" style:contextual-spacing="false"/>
      <style:text-properties fo:color="#000000" loext:opacity="100%" style:font-name="Calibri Light" fo:font-size="10pt" fo:font-weight="normal" style:font-name-asian="Times New Roman1" style:font-size-asian="10pt" style:font-weight-asian="normal" style:font-name-complex="Calibri Light1" style:font-size-complex="10pt" style:font-weight-complex="normal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 Light" style:font-name-asian="Times New Roman1" style:font-name-complex="Calibri Light1"/>
    </style:style>
    <style:style style:name="P13" style:family="paragraph" style:parent-style-name="Standard">
      <style:paragraph-properties fo:margin-top="0in" fo:margin-bottom="0in" style:contextual-spacing="false"/>
      <style:text-properties fo:color="#000000" loext:opacity="100%" style:font-name="Cambria" fo:font-size="13pt" style:font-name-asian="Times New Roman1" style:font-size-asian="13pt" style:font-name-complex="Calibri Light1" style:font-size-complex="13pt"/>
    </style:style>
    <style:style style:name="P14" style:family="paragraph" style:parent-style-name="Standard">
      <style:paragraph-properties fo:margin-top="0in" fo:margin-bottom="0in" style:contextual-spacing="false"/>
      <style:text-properties fo:font-weight="normal" style:font-weight-asian="normal" style:font-weight-complex="normal"/>
    </style:style>
    <style:style style:name="P15" style:family="paragraph" style:parent-style-name="Standard">
      <style:paragraph-properties fo:margin-top="0in" fo:margin-bottom="0.1in" style:contextual-spacing="false"/>
    </style:style>
    <style:style style:name="P16" style:family="paragraph" style:parent-style-name="Standard" style:master-page-name="Standard">
      <style:paragraph-properties fo:margin-top="0in" fo:margin-bottom="0in" style:contextual-spacing="false" fo:line-height="100%" style:page-number="auto"/>
    </style:style>
    <style:style style:name="P17" style:family="paragraph" style:parent-style-name="Standard">
      <style:paragraph-properties fo:margin-top="0in" fo:margin-bottom="0in" style:contextual-spacing="false" fo:line-height="100%"/>
    </style:style>
    <style:style style:name="P18" style:family="paragraph" style:parent-style-name="Standard" style:list-style-name="WWNum4">
      <style:paragraph-properties fo:margin-top="0in" fo:margin-bottom="0in" style:contextual-spacing="false" fo:line-height="100%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officeooo:paragraph-rsid="001f4695"/>
    </style:style>
    <style:style style:name="P20" style:family="paragraph" style:parent-style-name="Standard" style:list-style-name="WWNum3">
      <style:paragraph-properties fo:margin-top="0in" fo:margin-bottom="0in" style:contextual-spacing="false" fo:line-height="100%"/>
    </style:style>
    <style:style style:name="P21" style:family="paragraph" style:parent-style-name="Standard" style:list-style-name="WWNum1">
      <style:paragraph-properties fo:margin-top="0in" fo:margin-bottom="0in" style:contextual-spacing="false" fo:line-height="100%"/>
      <style:text-properties fo:color="#000000" loext:opacity="100%" style:font-name="Calibri Light" fo:font-weight="normal" officeooo:paragraph-rsid="001f4695" style:font-name-asian="Times New Roman1" style:font-weight-asian="normal" style:font-name-complex="Calibri Light1" style:font-weight-complex="normal"/>
    </style:style>
    <style:style style:name="P22" style:family="paragraph" style:parent-style-name="Standard" style:list-style-name="WWNum1">
      <style:paragraph-properties fo:margin-top="0in" fo:margin-bottom="0in" style:contextual-spacing="false" fo:line-height="100%"/>
      <style:text-properties fo:color="#000000" loext:opacity="100%" style:font-name="Calibri Light" style:font-name-asian="Times New Roman1" style:font-name-complex="Calibri Light1"/>
    </style:style>
    <style:style style:name="P23" style:family="paragraph" style:parent-style-name="Standard" style:list-style-name="WWNum1">
      <style:paragraph-properties fo:margin-top="0in" fo:margin-bottom="0in" style:contextual-spacing="false" fo:line-height="100%"/>
      <style:text-properties fo:color="#000000" loext:opacity="100%" style:font-name="Calibri Light" officeooo:paragraph-rsid="0020faba" style:font-name-asian="Times New Roman1" style:font-name-complex="Calibri Light1"/>
    </style:style>
    <style:style style:name="P24" style:family="paragraph" style:parent-style-name="Standard" style:list-style-name="WWNum2">
      <style:paragraph-properties fo:margin-top="0in" fo:margin-bottom="0in" style:contextual-spacing="false" fo:line-height="100%"/>
      <style:text-properties fo:color="#000000" loext:opacity="100%" style:font-name="Calibri Light" style:font-name-asian="Times New Roman1" style:font-name-complex="Calibri Light1"/>
    </style:style>
    <style:style style:name="P25" style:family="paragraph" style:parent-style-name="Standard" style:list-style-name="WWNum4">
      <style:paragraph-properties fo:margin-top="0in" fo:margin-bottom="0in" style:contextual-spacing="false" fo:line-height="100%"/>
      <style:text-properties fo:color="#000000" loext:opacity="100%" style:font-name="Calibri Light" style:font-name-asian="Times New Roman1" style:font-name-complex="Calibri Light1"/>
    </style:style>
    <style:style style:name="P26" style:family="paragraph" style:parent-style-name="Standard" style:list-style-name="WWNum5">
      <style:paragraph-properties fo:margin-top="0in" fo:margin-bottom="0in" style:contextual-spacing="false" fo:line-height="100%"/>
      <style:text-properties fo:color="#000000" loext:opacity="100%" style:font-name="Calibri Light" style:font-name-asian="Times New Roman1" style:font-name-complex="Calibri Light1"/>
    </style:style>
    <style:style style:name="P27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 Light" style:font-name-asian="Times New Roman1" style:font-name-complex="Calibri Light1"/>
    </style:style>
    <style:style style:name="P28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 Light" officeooo:paragraph-rsid="001f4695" style:font-name-asian="Times New Roman1" style:font-name-complex="Calibri Light1"/>
    </style:style>
    <style:style style:name="P29" style:family="paragraph" style:parent-style-name="Standard" style:list-style-name="WWNum4">
      <style:paragraph-properties fo:margin-top="0in" fo:margin-bottom="0in" style:contextual-spacing="false" fo:line-height="100%"/>
      <style:text-properties style:font-name="Calibri Light" style:font-name-asian="Times New Roman1" style:font-name-complex="Calibri Light1"/>
    </style:style>
    <style:style style:name="P30" style:family="paragraph" style:parent-style-name="Standard">
      <style:paragraph-properties fo:margin-top="0in" fo:margin-bottom="0in" style:contextual-spacing="false"/>
      <style:text-properties style:font-name="Cambria" fo:font-size="12pt" fo:font-weight="bold" style:font-name-asian="Times New Roman1" style:font-size-asian="12pt" style:font-weight-asian="bold" style:font-name-complex="Calibri Light1" style:font-size-complex="12pt" style:font-weight-complex="bold"/>
    </style:style>
    <style:style style:name="P31" style:family="paragraph" style:parent-style-name="Standard">
      <style:paragraph-properties fo:margin-top="0in" fo:margin-bottom="0in" style:contextual-spacing="false" fo:line-height="100%"/>
      <style:text-properties style:font-name="Cambria" fo:font-size="18pt" style:font-name-asian="Times New Roman1" style:font-size-asian="18pt" style:font-name-complex="Calibri Light1" style:font-size-complex="18pt"/>
    </style:style>
    <style:style style:name="P32" style:family="paragraph" style:parent-style-name="Standard">
      <style:paragraph-properties fo:margin-top="0in" fo:margin-bottom="0in" style:contextual-spacing="false" fo:line-height="100%"/>
      <style:text-properties officeooo:rsid="0020395a" officeooo:paragraph-rsid="0020395a"/>
    </style:style>
    <style:style style:name="P33" style:family="paragraph" style:parent-style-name="Table_20_Contents">
      <style:text-properties style:font-name="Calibri Light" fo:font-size="10pt" style:font-name-asian="Times New Roman1" style:font-size-asian="10pt" style:font-name-complex="Calibri Light1" style:font-size-complex="10pt"/>
    </style:style>
    <style:style style:name="P34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4472c4" loext:opacity="100%" style:font-name="Cambria" fo:font-size="23pt" style:font-name-asian="Times New Roman1" style:font-size-asian="23pt" style:font-name-complex="Calibri Light1" style:font-size-complex="23pt"/>
    </style:style>
    <style:style style:name="T2" style:family="text">
      <style:text-properties fo:color="#4472c4" loext:opacity="100%" style:font-name="Cambria" fo:font-size="10pt" style:font-name-asian="Times New Roman1" style:font-size-asian="10pt" style:font-name-complex="Calibri Light1" style:font-size-complex="10pt"/>
    </style:style>
    <style:style style:name="T3" style:family="text">
      <style:text-properties fo:color="#4472c4" loext:opacity="100%" style:font-name="Cambria" fo:font-size="10pt" fo:font-weight="bold" style:font-name-asian="Times New Roman1" style:font-size-asian="10pt" style:font-weight-asian="bold" style:font-name-complex="Calibri Light1" style:font-size-complex="10pt" style:font-weight-complex="bold"/>
    </style:style>
    <style:style style:name="T4" style:family="text">
      <style:text-properties style:font-name="Calibri Light"/>
    </style:style>
    <style:style style:name="T5" style:family="text">
      <style:text-properties style:font-name="Calibri Light" style:font-name-asian="Times New Roman1" style:font-name-complex="Calibri Light1"/>
    </style:style>
    <style:style style:name="T6" style:family="text">
      <style:text-properties fo:color="#000000" loext:opacity="100%" style:font-name="Calibri Light" style:font-name-asian="Times New Roman1" style:font-name-complex="Calibri Light1"/>
    </style:style>
    <style:style style:name="T7" style:family="text">
      <style:text-properties fo:color="#000000" loext:opacity="100%" style:font-name="Calibri Light" fo:font-size="10pt" style:font-name-asian="Times New Roman1" style:font-size-asian="10pt" style:font-name-complex="Calibri Light1" style:font-size-complex="10pt"/>
    </style:style>
    <style:style style:name="T8" style:family="text">
      <style:text-properties fo:color="#000000" loext:opacity="100%" style:font-name="Calibri Light" fo:font-size="10pt" fo:font-style="italic" style:font-name-asian="Times New Roman1" style:font-size-asian="10pt" style:font-style-asian="italic" style:font-name-complex="Calibri Light1" style:font-size-complex="10pt" style:font-style-complex="italic"/>
    </style:style>
    <style:style style:name="T9" style:family="text">
      <style:text-properties fo:color="#000000" loext:opacity="100%" style:font-name="Calibri Light" fo:font-size="10pt" fo:font-style="italic" fo:font-weight="bold" style:font-name-asian="Times New Roman1" style:font-size-asian="10pt" style:font-style-asian="italic" style:font-weight-asian="bold" style:font-name-complex="Calibri Light1" style:font-size-complex="10pt" style:font-style-complex="italic" style:font-weight-complex="bold"/>
    </style:style>
    <style:style style:name="T10" style:family="text">
      <style:text-properties fo:color="#000000" loext:opacity="100%" style:font-name="Calibri Light" fo:font-size="10pt" fo:font-style="italic" fo:font-weight="normal" style:font-name-asian="Times New Roman1" style:font-size-asian="10pt" style:font-style-asian="italic" style:font-weight-asian="normal" style:font-name-complex="Calibri Light1" style:font-size-complex="10pt" style:font-style-complex="italic" style:font-weight-complex="normal"/>
    </style:style>
    <style:style style:name="T11" style:family="text">
      <style:text-properties fo:color="#000000" loext:opacity="100%" style:font-name="Calibri Light" fo:font-style="italic" style:font-name-asian="Times New Roman1" style:font-style-asian="italic" style:font-name-complex="Calibri Light1" style:font-style-complex="italic"/>
    </style:style>
    <style:style style:name="T12" style:family="text">
      <style:text-properties fo:color="#000000" loext:opacity="100%" style:font-name="Cambria" style:font-name-asian="Times New Roman1" style:font-name-complex="Calibri Light1"/>
    </style:style>
    <style:style style:name="T13" style:family="text">
      <style:text-properties fo:color="#000000" loext:opacity="100%" style:font-name="Cambria" fo:font-weight="bold" style:font-name-asian="Times New Roman1" style:font-weight-asian="bold" style:font-name-complex="Calibri Light1" style:font-weight-complex="bold"/>
    </style:style>
    <style:style style:name="T14" style:family="text">
      <style:text-properties fo:color="#000000" loext:opacity="100%" style:font-name="Cambria" fo:font-weight="bold" officeooo:rsid="001f4695" style:font-name-asian="Times New Roman1" style:font-weight-asian="bold" style:font-name-complex="Calibri Light1" style:font-weight-complex="bold"/>
    </style:style>
    <style:style style:name="T15" style:family="text">
      <style:text-properties fo:color="#000000" loext:opacity="100%" style:font-name="Cambria" fo:font-style="italic" style:font-name-asian="Times New Roman1" style:font-style-asian="italic" style:font-name-complex="Calibri Light1" style:font-style-complex="italic"/>
    </style:style>
    <style:style style:name="T16" style:family="text">
      <style:text-properties fo:color="#000000" loext:opacity="100%" style:text-position="super 58%" style:font-name="Calibri Light" fo:font-size="10pt" style:font-name-asian="Times New Roman1" style:font-size-asian="10pt" style:font-name-complex="Calibri Light1" style:font-size-complex="10pt"/>
    </style:style>
    <style:style style:name="T17" style:family="text">
      <style:text-properties style:text-position="super 58%"/>
    </style:style>
    <style:style style:name="T18" style:family="text">
      <style:text-properties officeooo:rsid="001f4695"/>
    </style:style>
    <style:style style:name="T19" style:family="text">
      <style:text-properties officeooo:rsid="0020395a"/>
    </style:style>
    <style:style style:name="T20" style:family="text">
      <style:text-properties fo:color="#3465a4" loext:opacity="100%" style:font-name="Calibri Light" fo:font-size="10pt" fo:font-style="italic" fo:font-weight="bold" style:font-name-asian="Times New Roman1" style:font-size-asian="10pt" style:font-style-asian="italic" style:font-weight-asian="bold" style:font-name-complex="Calibri Light1" style:font-size-complex="10pt" style:font-style-complex="italic" style:font-weight-complex="bold"/>
    </style:style>
    <style:style style:name="T21" style:family="text">
      <style:text-properties officeooo:rsid="0020faba"/>
    </style:style>
    <style:style style:name="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2" draw:name="Picture 16" draw:style-name="gr1" draw:text-style-name="P34" svg:width="0.1996in" svg:height="0.1996in" svg:x="0in" svg:y="-0.1835in">
        <draw:image xlink:href="Pictures/100000010000002C0000002C4A3B74D7E49D80A1.png" xlink:type="simple" xlink:show="embed" xlink:actuate="onLoad" draw:mime-type="image/png">
          <text:p/>
        </draw:image>
      </draw:frame>
      <draw:frame text:anchor-type="page" text:anchor-page-number="1" draw:z-index="1" draw:name="Picture 1" draw:style-name="gr1" draw:text-style-name="P34" svg:width="0.2748in" svg:height="0.2748in" svg:x="0in" svg:y="-0.2583in">
        <draw:image xlink:href="Pictures/100000010000003C0000003CE4CEF5DA66E3D0A5.png" xlink:type="simple" xlink:show="embed" xlink:actuate="onLoad" draw:mime-type="image/png">
          <text:p/>
        </draw:image>
      </draw:frame>
      <draw:frame text:anchor-type="page" text:anchor-page-number="1" draw:z-index="0" draw:name="Picture 14" draw:style-name="gr1" draw:text-style-name="P34" svg:width="0.1996in" svg:height="0.1996in" svg:x="0in" svg:y="-0.1835in">
        <draw:image xlink:href="Pictures/100000010000020000000200CBF970327E85ECE1.png" xlink:type="simple" xlink:show="embed" xlink:actuate="onLoad" draw:mime-type="image/png">
          <text:p/>
        </draw:image>
      </draw:frame>
      <text:p text:style-name="P16"><text:span text:style-name="T1">Nico Zucca</text:span><text:span text:style-name="T2">                     <text:s text:c="7"/>                                                          <text:s text:c="94"/></text:span></text:p>
      <text:p text:style-name="P1"><text:span text:style-name="T8">Passionate maker and innovator. </text:span><text:span text:style-name="T9">FRC 2468</text:span></text:p>
      <text:p text:style-name="P32"><text:span text:style-name="T10">Look at some of my work on my website! </text:span><text:span text:style-name="T20">nicozucca.com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Experience</text:p>
            <text:p text:style-name="P1"><text:span text:style-name="T14">Stratom</text:span><text:span text:style-name="T13">:</text:span><text:span text:style-name="T12"> Robotics Software Engineer</text:span></text:p>
            <text:p text:style-name="P12"><text:span text:style-name="T18">May 2024</text:span> – Current</text:p>
            <text:list xml:id="list2022379442" text:style-name="WWNum1">
              <text:list-item>
                <text:p text:style-name="P21">Developed Mermaid Analysis tool (Merm-An) to automatically generate system architecture diagrams from source code with commit hook.</text:p>
              </text:list-item>
              <text:list-item>
                <text:p text:style-name="P21">Designed RTOS abstraction layers enabling compatibility between FreeRTOS and Linux, enhancing flexibility for embedded controllers.</text:p>
              </text:list-item>
              <text:list-item>
                <text:p text:style-name="P21">Developed architecture <text:span text:style-name="T19">and multiple demonstrators </text:span>for new embedded controller to replace NI CRio for automonous vehicles.</text:p>
              </text:list-item>
              <text:list-item>
                <text:p text:style-name="P21">Authored safety software to detect and prevent self-collision for autonomous vehicles, ensuring safety in production environments.</text:p>
              </text:list-item>
              <text:list-item>
                <text:p text:style-name="P21">Added GPS waypoint initialization to auto-docking procedure for Autonomous 60K-Loader.</text:p>
              </text:list-item>
              <text:list-item>
                <text:p text:style-name="P21">Wrote robot diagnostic health monitor in ROS2 that interfaces with an Android application for easy debugging and health monitoring.</text:p>
              </text:list-item>
            </text:list>
            <text:p text:style-name="P19"><text:span text:style-name="T13">ARIA Lab:</text:span><text:span text:style-name="T12"> Robotics / SLAM Researcher</text:span><text:span text:style-name="T11"> <text:s text:c="2"/></text:span></text:p>
            <text:p text:style-name="P28">November 2023 – <text:span text:style-name="T18">July 2024</text:span></text:p>
            <text:list xml:id="list163756318981478" text:continue-numbering="true" text:style-name="WWNum1">
              <text:list-item>
                <text:p text:style-name="P21">Lead team of 13 on Robust <text:span text:style-name="T18">Mono-</text:span>SLAM Meta-analysis, including application of SLAM to high-variance situations (FPV drone <text:span text:style-name="T18">videos)</text:span>. </text:p>
              </text:list-item>
              <text:list-item>
                <text:p text:style-name="P21">Developed set of over 30 blender SLAM challenge sequences, addressing falling leaves, fog, low visibility, high acceleration, featureless environments, and more.</text:p>
              </text:list-item>
              <text:list-item>
                <text:p text:style-name="P21">Created automatic sequence evaluator to run up to 12 SLAM algorithms against a suite of test sequences and score the predicted trajectories.</text:p>
              </text:list-item>
              <text:list-item>
                <text:p text:style-name="P21">Developed tools and tutorials for using Docker, <text:span text:style-name="T18">B</text:span>lender, and lab servers.</text:p>
              </text:list-item>
              <text:list-item>
                <text:p text:style-name="P21">Developed novel feature matching algorithm for robust feature matching in high variance planar situations.</text:p>
              </text:list-item>
            </text:list>
            <text:p text:style-name="P1"><text:span text:style-name="T13">Trimble:</text:span><text:span text:style-name="T12"> </text:span><text:span text:style-name="T15">Software Engineering/Robotics Intern</text:span><text:span text:style-name="T11"> <text:s text:c="3"/></text:span></text:p>
            <text:p text:style-name="P12">May 2023 – December 2023</text:p>
            <text:list xml:id="list163756218478226" text:continue-numbering="true" text:style-name="WWNum1">
              <text:list-item>
                <text:p text:style-name="P22">Managed perception team for deployment of Autonomous vehicle.</text:p>
              </text:list-item>
              <text:list-item>
                <text:p text:style-name="P22">Developed complete multi-platform application using C/python/Docker for peripheral configuration and flashing, including SM Radars, Ethernet Cameras, and Ouster Lidars.</text:p>
              </text:list-item>
              <text:list-item>
                <text:p text:style-name="P23">Designed and constructed complete electrical twin of our autonomous vehicle for use in bench testing and validation. </text:p>
              </text:list-item>
            </text:list>
            <text:p text:style-name="P1"><text:span text:style-name="T13">OSARO:</text:span><text:span text:style-name="T12"> </text:span><text:span text:style-name="T15">Mechatronics/Robotics Intern</text:span><text:span text:style-name="T11"> <text:s text:c="3"/></text:span></text:p>
            <text:p text:style-name="P12">May 2022 – August 2022</text:p>
            <text:list xml:id="list163756417537169" text:continue-numbering="true" text:style-name="WWNum1">
              <text:list-item>
                <text:p text:style-name="P22">Using Solidworks and Arduino, designed and prototyped a special purpose scanner/ buffer/orientation control system for glasses cases in an automated warehouse setting.</text:p>
              </text:list-item>
              <text:list-item>
                <text:p text:style-name="P22">Using VBA, developed a tool that fully automates the creation of low-poly-high-fidelity collision meshes for an entire robot cell from native CAD files. Previously 20+ hrs/modification. </text:p>
              </text:list-item>
            </text:list>
            <text:p text:style-name="P1"><text:span text:style-name="T13">Unaliwear</text:span><text:span text:style-name="T15">: Engineering Technician </text:span><text:span text:style-name="T12">|</text:span><text:span text:style-name="T15"> Outsource Manufacturing Liaison - Fulltime                         <text:s text:c="42"/></text:span></text:p>
            <text:p text:style-name="P12">April 2021 - August 2021</text:p>
            <text:list xml:id="list2343174596" text:style-name="WWNum2">
              <text:list-item>
                <text:p text:style-name="P24">Developed a complete new product (CAD, prototyping, focus groups, testing, manufacturing).</text:p>
              </text:list-item>
              <text:list-item>
                <text:p text:style-name="P24">Managed transition to a new primary supplier for metal watch parts.</text:p>
              </text:list-item>
              <text:list-item>
                <text:p text:style-name="P24">Oversaw the testing and validation of samples from new manufactur<text:span text:style-name="T21">ers.</text:span></text:p>
              </text:list-item>
              <text:list-item>
                <text:p text:style-name="P24">Coordinated outsourced materials research in China.</text:p>
              </text:list-item>
            </text:list>
            <text:p text:style-name="P1"><text:span text:style-name="T13">Iris Automation:</text:span><text:span text:style-name="T6"> </text:span><text:span text:style-name="T15">LabVIEW Software Developer - Fulltime</text:span><text:span text:style-name="T6"> </text:span></text:p>
            <text:p text:style-name="P12">March 2021 - April 2021</text:p>
            <text:list xml:id="list919477589" text:style-name="WWNum3">
              <text:list-item>
                <text:p text:style-name="P20"><text:span text:style-name="T6">Cleaned and optimized 3rd party LabVIEW automation code used in EV Automotive manufacturing.</text:span></text:p>
              </text:list-item>
            </text:list>
          </table:table-cell>
          <table:table-cell table:style-name="Table1.A1" office:value-type="string">
            <text:p text:style-name="P4">Technical Skills</text:p>
            <text:p text:style-name="P30">Code and Computing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8">C/C++</text:p>
                  <text:p text:style-name="P8">Python</text:p>
                  <text:p text:style-name="P8">Linux</text:p>
                  <text:p text:style-name="P8">Docker</text:p>
                  <text:p text:style-name="P8">LabVIEW</text:p>
                </table:table-cell>
                <table:table-cell table:style-name="Table2.A1" office:value-type="string">
                  <text:p text:style-name="P33">ROS/ROS 2 <text:span text:style-name="T19">Flutter <text:s text:c="9"/>Rust</text:span></text:p>
                </table:table-cell>
              </table:table-row>
            </table:table>
            <text:p text:style-name="P6"/>
            <text:p text:style-name="P30">Computer-Aided Design</text:p>
            <text:p text:style-name="P8">Solidworks</text:p>
            <text:p text:style-name="P8">OnShape</text:p>
            <text:p text:style-name="P8">PTC Creo</text:p>
            <text:p text:style-name="P8">Design for injection molding</text:p>
            <text:p text:style-name="P8">Design for FDM 3D printing</text:p>
            <text:p text:style-name="P8"/>
            <text:p text:style-name="P30">Electronics</text:p>
            <text:p text:style-name="P8">PCB EDA → KiCad</text:p>
            <text:p text:style-name="P8">Soldering</text:p>
            <text:p text:style-name="P13"/>
            <text:p text:style-name="P4">Education</text:p>
            <text:p text:style-name="P8">B.S. Computer Science <text:s text:c="2"/></text:p>
            <text:p text:style-name="P8"><text:s/>- Graduat<text:span text:style-name="T19">ed</text:span> Spring 2024</text:p>
            <text:p text:style-name="P8"><text:s/>- C-MAPP Scholar <text:span text:style-name="T19">22 &amp; 23</text:span></text:p>
            <text:p text:style-name="P8"/>
            <text:p text:style-name="P4">Certifications</text:p>
            <text:p text:style-name="P8">2023 <text:span text:style-name="T19">C</text:span>S<text:span text:style-name="T19">M </text:span>Algobowl 1<text:span text:style-name="T17">st</text:span> place</text:p>
            <text:p text:style-name="P11">HackMIT 2022 IBM Sustainability</text:p>
            <text:p text:style-name="P14"><text:span text:style-name="T7"><text:s text:c="7"/>challenge – 1</text:span><text:span text:style-name="T16">st</text:span><text:span text:style-name="T7"> prize</text:span></text:p>
            <text:p text:style-name="P10">Eagle Scout   </text:p>
            <text:p text:style-name="P8">CAPSTONE Diploma for</text:p>
            <text:p text:style-name="P8"><text:s text:c="7"/>Autonomous Drifting  </text:p>
            <text:p text:style-name="P10"/>
            <text:p text:style-name="P4">General Skills</text:p>
            <text:p text:style-name="P8">Leadership</text:p>
            <text:p text:style-name="P8">Communication</text:p>
            <text:p text:style-name="P8">Time Management</text:p>
            <text:p text:style-name="P8">Work Ethic</text:p>
            <text:p text:style-name="P8"/>
            <text:p text:style-name="P4">Interests</text:p>
            <text:p text:style-name="P15"><text:span text:style-name="T7"><text:s text:c="8"/>HMI</text:span><draw:frame draw:style-name="fr1" draw:name="2" text:anchor-type="char" svg:x="-0.0028in" svg:y="0.0244in" svg:width="0.1992in" svg:height="0.1992in" draw:z-index="3"><draw:image xlink:href="Pictures/100000010000020000000200CBF970327E85ECE1.png" xlink:type="simple" xlink:show="embed" xlink:actuate="onLoad" draw:mime-type="image/png"/></draw:frame><text:span text:style-name="T7"> <text:s/></text:span></text:p>
            <text:p text:style-name="P9"><draw:frame draw:style-name="fr1" draw:name="3" text:anchor-type="char" svg:x="0.0083in" svg:y="0.0063in" svg:width="0.1992in" svg:height="0.1992in" draw:z-index="4"><draw:image xlink:href="Pictures/100000010000002C0000002C4A3B74D7E49D80A1.png" xlink:type="simple" xlink:show="embed" xlink:actuate="onLoad" draw:mime-type="image/png"/></draw:frame><text:s text:c="8"/>Automation</text:p>
            <text:p text:style-name="P9"><text:s text:c="2"/><draw:frame draw:style-name="fr1" draw:name="1" text:anchor-type="char" svg:x="-0.05in" svg:y="-0.0098in" svg:width="0.2744in" svg:height="0.2744in" draw:z-index="5"><draw:image xlink:href="Pictures/100000010000003C0000003CE4CEF5DA66E3D0A5.png" xlink:type="simple" xlink:show="embed" xlink:actuate="onLoad" draw:mime-type="image/png"/></draw:frame><text:s text:c="6"/>Special-Purpose <text:line-break/> <text:s text:c="7"/>Robotics</text:p>
          </table:table-cell>
        </table:table-row>
        <text:soft-page-break/>
        <table:table-row table:style-name="Table1.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adornments="Regular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GB" style:font-name-asian="SimSun" style:font-size-asian="11pt" style:language-asian="zh" style:country-asian="CN" style:font-name-complex="Tahoma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7%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GB" style:font-name-asian="SimSun" style:font-size-asian="11pt" style:language-asian="zh" style:country-asian="CN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193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in" fo:margin-bottom="0in" style:contextual-spacing="false" fo:line-height="100%"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style:contextual-spacing="false" fo:line-height="100%"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4in" style:type="center"/>
          <style:tab-stop style:position="8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 loext:opacity="100%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color="#00000a" loext:opacity="100%"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olas Zucca</meta:initial-creator>
    <meta:editing-cycles>14</meta:editing-cycles>
    <meta:print-date>2022-12-06T20:57:00</meta:print-date>
    <meta:creation-date>2022-12-06T20:56:00</meta:creation-date>
    <dc:date>2025-01-07T16:37:54.511004745</dc:date>
    <meta:editing-duration>PT47M4S</meta:editing-duration>
    <meta:generator>LibreOffice/7.3.7.2$Linux_X86_64 LibreOffice_project/30$Build-2</meta:generator>
    <meta:document-statistic meta:table-count="2" meta:image-count="3" meta:object-count="0" meta:page-count="2" meta:paragraph-count="74" meta:word-count="502" meta:character-count="3834" meta:non-whitespace-character-count="309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